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D0000028FE0BF05D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5.479cm" fo:margin-left="0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10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D2" style:family="table-cell">
      <style:table-cell-properties style:vertical-align="" fo:padding="0.176cm" fo:border="1pt solid #000000"/>
    </style:style>
    <style:style style:name="Table2" style:family="table">
      <style:table-properties style:width="24.58cm" fo:margin-left="0.053cm" fo:margin-top="0cm" fo:margin-bottom="0cm" table:align="left"/>
    </style:style>
    <style:style style:name="Table2.A" style:family="table-column">
      <style:table-column-properties style:column-width="4.814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5.239cm"/>
    </style:style>
    <style:style style:name="Table2.E" style:family="table-column">
      <style:table-column-properties style:column-width="5.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E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4" style:family="table-row">
      <style:table-row-properties style:min-row-height="2.223cm" fo:keep-together="auto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7" style:family="table-row">
      <style:table-row-properties style:min-row-height="2.872cm" fo:keep-together="auto"/>
    </style:style>
    <style:style style:name="Table2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9" style:family="table-row">
      <style:table-row-properties style:min-row-height="2.614cm" fo:keep-together="auto"/>
    </style:style>
    <style:style style:name="Table2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12" style:family="table-row">
      <style:table-row-properties style:min-row-height="3.487cm" fo:keep-together="auto"/>
    </style:style>
    <style:style style:name="Table2.A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4.619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.353cm" fo:margin-bottom="0cm" style:contextual-spacing="false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5" style:family="paragraph" style:parent-style-name="Standard">
      <style:paragraph-properties fo:line-height="100%" fo:orphans="0" fo:widows="0"/>
      <style:text-properties officeooo:paragraph-rsid="00238eac"/>
    </style:style>
    <style:style style:name="P6" style:family="paragraph" style:parent-style-name="Standard">
      <style:paragraph-properties fo:line-height="100%" fo:orphans="0" fo:widows="0"/>
      <style:text-properties officeooo:paragraph-rsid="00269d4c"/>
    </style:style>
    <style:style style:name="P7" style:family="paragraph" style:parent-style-name="Standard">
      <style:paragraph-properties fo:margin-top="0.353cm" fo:margin-bottom="0cm" style:contextual-spacing="false" fo:line-height="100%"/>
    </style:style>
    <style:style style:name="P8" style:family="paragraph" style:parent-style-name="Standard">
      <style:text-properties style:font-name="Montserrat" style:font-name-asian="Montserrat1" style:font-name-complex="Montserrat1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10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1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2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13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14" style:family="paragraph" style:parent-style-name="Standard">
      <style:paragraph-properties fo:line-height="100%" fo:orphans="0" fo:widows="0"/>
      <style:text-properties style:font-name="Montserrat" fo:font-size="12pt" officeooo:rsid="001951b2" officeooo:paragraph-rsid="001951b2" style:font-name-asian="Montserrat1" style:font-size-asian="12pt" style:font-name-complex="Montserrat1" style:font-size-complex="12pt"/>
    </style:style>
    <style:style style:name="P15" style:family="paragraph" style:parent-style-name="Standard">
      <style:paragraph-properties fo:line-height="100%" fo:orphans="0" fo:widows="0"/>
      <style:text-properties style:font-name="Montserrat" fo:font-size="12pt" officeooo:rsid="0017dfdb" style:font-name-asian="Montserrat1" style:font-size-asian="12pt" style:font-name-complex="Montserrat1" style:font-size-complex="12pt"/>
    </style:style>
    <style:style style:name="P16" style:family="paragraph" style:parent-style-name="Standard">
      <style:paragraph-properties fo:line-height="100%" fo:orphans="0" fo:widows="0"/>
      <style:text-properties style:font-name="Montserrat" fo:font-size="12pt" officeooo:rsid="0028086b" officeooo:paragraph-rsid="0028086b" style:font-name-asian="Montserrat1" style:font-size-asian="12pt" style:font-name-complex="Montserrat1" style:font-size-complex="12pt"/>
    </style:style>
    <style:style style:name="P17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18" style:family="paragraph" style:parent-style-name="Standard">
      <style:paragraph-properties fo:line-height="100%" fo:orphans="0" fo:widows="0"/>
      <style:text-properties style:font-name="Montserrat" fo:font-size="12pt" fo:font-style="italic" officeooo:paragraph-rsid="001fb6ed" style:font-name-asian="Montserrat1" style:font-size-asian="12pt" style:font-style-asian="italic" style:font-name-complex="Montserrat1" style:font-size-complex="12pt"/>
    </style:style>
    <style:style style:name="P19" style:family="paragraph" style:parent-style-name="Standard">
      <style:paragraph-properties fo:line-height="100%" fo:orphans="0" fo:widows="0"/>
      <style:text-properties style:font-name="Montserrat" fo:font-size="12pt" fo:font-style="italic" officeooo:paragraph-rsid="00238eac" style:font-name-asian="Montserrat1" style:font-size-asian="12pt" style:font-style-asian="italic" style:font-name-complex="Montserrat1" style:font-size-complex="12pt"/>
    </style:style>
    <style:style style:name="P20" style:family="paragraph" style:parent-style-name="Standard">
      <style:paragraph-properties fo:line-height="100%" fo:orphans="0" fo:widows="0"/>
      <style:text-properties style:font-name="Montserrat" fo:font-size="12pt" fo:font-style="italic" officeooo:paragraph-rsid="00269d4c" style:font-name-asian="Montserrat1" style:font-size-asian="12pt" style:font-style-asian="italic" style:font-name-complex="Montserrat1" style:font-size-complex="12pt"/>
    </style:style>
    <style:style style:name="P21" style:family="paragraph" style:parent-style-name="Standard">
      <style:paragraph-properties fo:line-height="100%" fo:orphans="0" fo:widows="0"/>
      <style:text-properties style:font-name="Montserrat" fo:font-size="12pt" fo:font-style="italic" officeooo:paragraph-rsid="00285b63" style:font-name-asian="Montserrat1" style:font-size-asian="12pt" style:font-style-asian="italic" style:font-name-complex="Montserrat1" style:font-size-complex="12pt"/>
    </style:style>
    <style:style style:name="P22" style:family="paragraph" style:parent-style-name="Standard">
      <style:paragraph-properties fo:line-height="100%" fo:orphans="0" fo:widows="0"/>
      <style:text-properties style:font-name="Montserrat" fo:font-size="12pt" fo:font-style="italic" officeooo:rsid="001fb6ed" officeooo:paragraph-rsid="001fb6ed" style:font-name-asian="Montserrat1" style:font-size-asian="12pt" style:font-style-asian="italic" style:font-name-complex="Montserrat1" style:font-size-complex="12pt"/>
    </style:style>
    <style:style style:name="P23" style:family="paragraph" style:parent-style-name="Standard">
      <style:paragraph-properties fo:line-height="100%" fo:orphans="0" fo:widows="0"/>
      <style:text-properties style:font-name="Montserrat" fo:font-size="12pt" fo:font-style="italic" officeooo:rsid="00238eac" officeooo:paragraph-rsid="00238eac" style:font-name-asian="Montserrat1" style:font-size-asian="12pt" style:font-style-asian="italic" style:font-name-complex="Montserrat1" style:font-size-complex="12pt"/>
    </style:style>
    <style:style style:name="P24" style:family="paragraph" style:parent-style-name="Standard">
      <style:paragraph-properties fo:line-height="100%" fo:orphans="0" fo:widows="0"/>
      <style:text-properties style:font-name="Montserrat" fo:font-size="12pt" fo:font-style="italic" officeooo:rsid="00269d4c" officeooo:paragraph-rsid="00269d4c" style:font-name-asian="Montserrat1" style:font-size-asian="12pt" style:font-style-asian="italic" style:font-name-complex="Montserrat1" style:font-size-complex="12pt"/>
    </style:style>
    <style:style style:name="P25" style:family="paragraph" style:parent-style-name="Standard">
      <style:paragraph-properties fo:line-height="100%" fo:orphans="0" fo:widows="0"/>
      <style:text-properties style:font-name="Montserrat" fo:font-size="12pt" fo:font-style="italic" officeooo:rsid="00269d4c" officeooo:paragraph-rsid="00299212" style:font-name-asian="Montserrat1" style:font-size-asian="12pt" style:font-style-asian="italic" style:font-name-complex="Montserrat1" style:font-size-complex="12pt"/>
    </style:style>
    <style:style style:name="P26" style:family="paragraph" style:parent-style-name="Standard">
      <style:paragraph-properties fo:line-height="100%" fo:orphans="0" fo:widows="0"/>
      <style:text-properties style:font-name="Montserrat" fo:font-size="12pt" fo:font-style="italic" officeooo:rsid="00269d4c" officeooo:paragraph-rsid="002b8791" style:font-name-asian="Montserrat1" style:font-size-asian="12pt" style:font-style-asian="italic" style:font-name-complex="Montserrat1" style:font-size-complex="12pt"/>
    </style:style>
    <style:style style:name="P27" style:family="paragraph" style:parent-style-name="Standard">
      <style:paragraph-properties fo:line-height="100%" fo:orphans="0" fo:widows="0"/>
      <style:text-properties style:font-name="Montserrat" fo:font-size="12pt" fo:font-style="italic" officeooo:rsid="00285b63" officeooo:paragraph-rsid="00285b63" style:font-name-asian="Montserrat1" style:font-size-asian="12pt" style:font-style-asian="italic" style:font-name-complex="Montserrat1" style:font-size-complex="12pt"/>
    </style:style>
    <style:style style:name="P28" style:family="paragraph" style:parent-style-name="Standard">
      <style:paragraph-properties fo:line-height="100%" fo:orphans="0" fo:widows="0"/>
      <style:text-properties style:font-name="Montserrat" fo:font-size="12pt" fo:font-style="italic" officeooo:rsid="002b8791" officeooo:paragraph-rsid="002b8791" style:font-name-asian="Montserrat1" style:font-size-asian="12pt" style:font-style-asian="italic" style:font-name-complex="Montserrat1" style:font-size-complex="12pt"/>
    </style:style>
    <style:style style:name="P29" style:family="paragraph" style:parent-style-name="Standard">
      <style:paragraph-properties fo:line-height="100%" fo:orphans="0" fo:widows="0"/>
      <style:text-properties style:font-name="Montserrat" fo:font-size="12pt" fo:font-style="italic" officeooo:rsid="002be753" officeooo:paragraph-rsid="002be753" style:font-name-asian="Montserrat1" style:font-size-asian="12pt" style:font-style-asian="italic" style:font-name-complex="Montserrat1" style:font-size-complex="12pt"/>
    </style:style>
    <style:style style:name="P30" style:family="paragraph" style:parent-style-name="Standard">
      <style:paragraph-properties fo:line-height="100%" fo:orphans="0" fo:widows="0"/>
      <style:text-properties style:font-name="Montserrat" fo:font-size="12pt" fo:font-style="italic" officeooo:rsid="0028086b" officeooo:paragraph-rsid="0028086b" style:font-name-asian="Montserrat1" style:font-size-asian="12pt" style:font-style-asian="italic" style:font-name-complex="Montserrat1" style:font-size-complex="12pt"/>
    </style:style>
    <style:style style:name="P31" style:family="paragraph" style:parent-style-name="Standard">
      <style:paragraph-properties fo:line-height="100%" fo:orphans="0" fo:widows="0"/>
      <style:text-properties style:font-name="Montserrat" fo:font-size="12pt" fo:font-style="italic" officeooo:rsid="002a361a" officeooo:paragraph-rsid="002b8791" style:font-name-asian="Montserrat1" style:font-size-asian="12pt" style:font-style-asian="italic" style:font-name-complex="Montserrat1" style:font-size-complex="12pt"/>
    </style:style>
    <style:style style:name="P32" style:family="paragraph" style:parent-style-name="Standard">
      <style:paragraph-properties fo:line-height="100%" fo:orphans="0" fo:widows="0"/>
      <style:text-properties style:font-name="Montserrat" fo:font-size="12pt" fo:font-style="italic" officeooo:rsid="002d84dc" officeooo:paragraph-rsid="002d84dc" style:font-name-asian="Montserrat1" style:font-size-asian="12pt" style:font-style-asian="italic" style:font-name-complex="Montserrat1" style:font-size-complex="12pt"/>
    </style:style>
    <style:style style:name="P33" style:family="paragraph" style:parent-style-name="Standard">
      <style:paragraph-properties fo:line-height="100%" fo:orphans="0" fo:widows="0"/>
      <style:text-properties style:font-name="Montserrat" fo:font-size="12pt" fo:font-style="italic" officeooo:rsid="002df7cf" officeooo:paragraph-rsid="002df7cf" style:font-name-asian="Montserrat1" style:font-size-asian="12pt" style:font-style-asian="italic" style:font-name-complex="Montserrat1" style:font-size-complex="12pt"/>
    </style:style>
    <style:style style:name="P34" style:family="paragraph" style:parent-style-name="Standard">
      <style:paragraph-properties fo:line-height="100%" fo:orphans="0" fo:widows="0"/>
      <style:text-properties style:font-name="Montserrat" fo:font-size="12pt" fo:font-style="italic" officeooo:rsid="002e54e2" officeooo:paragraph-rsid="002e54e2" style:font-name-asian="Montserrat1" style:font-size-asian="12pt" style:font-style-asian="italic" style:font-name-complex="Montserrat1" style:font-size-complex="12pt"/>
    </style:style>
    <style:style style:name="P35" style:family="paragraph" style:parent-style-name="Standard">
      <style:paragraph-properties fo:line-height="100%" fo:orphans="0" fo:widows="0"/>
      <style:text-properties style:font-name="Montserrat" fo:font-size="12pt" fo:font-style="italic" officeooo:rsid="003120f9" officeooo:paragraph-rsid="003120f9" style:font-name-asian="Montserrat1" style:font-size-asian="12pt" style:font-style-asian="italic" style:font-name-complex="Montserrat1" style:font-size-complex="12pt"/>
    </style:style>
    <style:style style:name="P36" style:family="paragraph" style:parent-style-name="Standard">
      <style:paragraph-properties fo:line-height="100%" fo:orphans="0" fo:widows="0"/>
      <style:text-properties style:font-name="Montserrat" fo:font-size="12pt" fo:font-style="italic" officeooo:rsid="003120f9" officeooo:paragraph-rsid="003bde8c" style:font-name-asian="Montserrat1" style:font-size-asian="12pt" style:font-style-asian="italic" style:font-name-complex="Montserrat1" style:font-size-complex="12pt"/>
    </style:style>
    <style:style style:name="P37" style:family="paragraph" style:parent-style-name="Standard">
      <style:paragraph-properties fo:line-height="100%" fo:orphans="0" fo:widows="0"/>
      <style:text-properties style:font-name="Montserrat" fo:font-size="12pt" fo:font-style="italic" officeooo:rsid="003282a2" officeooo:paragraph-rsid="003bde8c" style:font-name-asian="Montserrat1" style:font-size-asian="12pt" style:font-style-asian="italic" style:font-name-complex="Montserrat1" style:font-size-complex="12pt"/>
    </style:style>
    <style:style style:name="P38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39" style:family="paragraph" style:parent-style-name="Standard">
      <style:text-properties style:font-name="Montserrat" fo:font-size="14pt" fo:font-weight="bold" officeooo:paragraph-rsid="003e43e9" style:font-name-asian="Montserrat1" style:font-size-asian="14pt" style:font-weight-asian="bold" style:font-name-complex="Montserrat1" style:font-size-complex="14pt"/>
    </style:style>
    <style:style style:name="P40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41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style:font-name-asian="Montserrat1" style:font-size-asian="14pt" style:font-name-complex="Montserrat1" style:font-size-complex="14pt"/>
    </style:style>
    <style:style style:name="P42" style:family="paragraph" style:parent-style-name="Title">
      <style:paragraph-properties fo:margin-top="0cm" fo:margin-bottom="0.423cm" style:contextual-spacing="false" fo:line-height="100%" fo:text-align="center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43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44" style:family="paragraph" style:parent-style-name="Standard"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45" style:family="paragraph" style:parent-style-name="Standard">
      <style:paragraph-properties fo:margin-top="0.353cm" fo:margin-bottom="0cm" style:contextual-spacing="false" fo:line-height="100%"/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46" style:family="paragraph" style:parent-style-name="Standard">
      <style:paragraph-properties fo:line-height="100%" fo:orphans="0" fo:widows="0"/>
      <style:text-properties fo:color="#2c3338" loext:opacity="100%" style:font-name="Montserrat" fo:font-size="12pt" fo:font-style="italic" fo:background-color="#ffffff" style:font-name-asian="Montserrat1" style:font-size-asian="12pt" style:font-style-asian="italic" style:font-name-complex="Montserrat1" style:font-size-complex="12pt"/>
    </style:style>
    <style:style style:name="P47" style:family="paragraph" style:parent-style-name="Standard">
      <style:paragraph-properties fo:line-height="100%" fo:orphans="0" fo:widows="0"/>
      <style:text-properties officeooo:rsid="00269d4c" officeooo:paragraph-rsid="00269d4c"/>
    </style:style>
    <style:style style:name="P48" style:family="paragraph" style:parent-style-name="Title" style:master-page-name="Standard">
      <style:paragraph-properties fo:margin-top="0cm" fo:margin-bottom="0.423cm" style:contextual-spacing="false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P49" style:family="paragraph" style:parent-style-name="Heading_20_2" style:list-style-name="WWNum3"/>
    <style:style style:name="P50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51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52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3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paragraph-rsid="003be2f8" style:font-name-asian="Montserrat1" style:font-size-asian="12pt" style:font-name-complex="Montserrat1" style:font-size-complex="12pt"/>
    </style:style>
    <style:style style:name="P54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paragraph-rsid="004a2845" style:font-name-asian="Montserrat1" style:font-size-asian="12pt" style:font-name-complex="Montserrat1" style:font-size-complex="12pt"/>
    </style:style>
    <style:style style:name="P55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6" style:family="paragraph" style:parent-style-name="Standard">
      <style:paragraph-properties fo:margin-left="1.27cm" fo:margin-right="0cm" fo:line-height="100%" fo:orphans="0" fo:widows="0" fo:text-indent="0cm" style:auto-text-indent="false"/>
      <style:text-properties style:font-name="Montserrat" fo:font-size="12pt" officeooo:paragraph-rsid="00499b0b" style:font-name-asian="Montserrat1" style:font-size-asian="12pt" style:font-name-complex="Montserrat1" style:font-size-complex="12pt"/>
    </style:style>
    <style:style style:name="P57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officeooo:paragraph-rsid="00210b94" style:font-name-asian="Montserrat1" style:font-size-asian="12pt" style:font-name-complex="Montserrat1" style:font-size-complex="12pt"/>
    </style:style>
    <style:style style:name="P58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officeooo:paragraph-rsid="00326e50" style:font-name-asian="Montserrat1" style:font-size-asian="12pt" style:font-name-complex="Montserrat1" style:font-size-complex="12pt"/>
    </style:style>
    <style:style style:name="P59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officeooo:paragraph-rsid="0022f1ff" style:font-name-asian="Montserrat1" style:font-size-asian="12pt" style:font-name-complex="Montserrat1" style:font-size-complex="12pt"/>
    </style:style>
    <style:style style:name="P60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61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paragraph-rsid="00210b94" style:font-name-asian="Montserrat1" style:font-size-asian="12pt" style:font-name-complex="Montserrat1" style:font-size-complex="12pt"/>
    </style:style>
    <style:style style:name="P62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rsid="00326e50" officeooo:paragraph-rsid="00326e50" style:font-name-asian="Montserrat1" style:font-size-asian="12pt" style:font-name-complex="Montserrat1" style:font-size-complex="12pt"/>
    </style:style>
    <style:style style:name="P63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rsid="0034e475" officeooo:paragraph-rsid="0034e475" style:font-name-asian="Montserrat1" style:font-size-asian="12pt" style:font-name-complex="Montserrat1" style:font-size-complex="12pt"/>
    </style:style>
    <style:style style:name="P64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rsid="001eaa0d" officeooo:paragraph-rsid="00210b94" style:font-name-asian="Montserrat1" style:font-size-asian="12pt" style:font-name-complex="Montserrat1" style:font-size-complex="12pt"/>
    </style:style>
    <style:style style:name="P65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fo:font-style="italic" officeooo:paragraph-rsid="00210b94" style:font-name-asian="Montserrat1" style:font-size-asian="12pt" style:font-style-asian="italic" style:font-name-complex="Montserrat1" style:font-size-complex="12pt"/>
    </style:style>
    <style:style style:name="P66" style:family="paragraph" style:parent-style-name="Standard">
      <style:paragraph-properties fo:line-height="100%" fo:orphans="0" fo:widows="0"/>
      <style:text-properties style:font-name="Montserrat" fo:font-size="12pt" fo:font-style="italic" officeooo:rsid="003282a2" officeooo:paragraph-rsid="003bde8c" style:font-name-asian="Montserrat1" style:font-size-asian="12pt" style:font-style-asian="italic" style:font-name-complex="Montserrat1" style:font-size-complex="12pt"/>
    </style:style>
    <style:style style:name="P67" style:family="paragraph" style:parent-style-name="Standard">
      <style:paragraph-properties fo:line-height="100%" fo:orphans="0" fo:widows="0"/>
      <style:text-properties style:font-name="Montserrat" fo:font-size="12pt" fo:font-style="italic" officeooo:rsid="003120f9" officeooo:paragraph-rsid="00485291" style:font-name-asian="Montserrat1" style:font-size-asian="12pt" style:font-style-asian="italic" style:font-name-complex="Montserrat1" style:font-size-complex="12pt"/>
    </style:style>
    <style:style style:name="P68" style:family="paragraph" style:parent-style-name="Standard">
      <style:paragraph-properties fo:line-height="100%" fo:orphans="0" fo:widows="0"/>
      <style:text-properties style:font-name="Montserrat" fo:font-size="12pt" fo:font-style="italic" officeooo:rsid="0046add8" officeooo:paragraph-rsid="0046add8" style:font-name-asian="Montserrat1" style:font-size-asian="12pt" style:font-style-asian="italic" style:font-name-complex="Montserrat1" style:font-size-complex="12pt"/>
    </style:style>
    <style:style style:name="P69" style:family="paragraph" style:parent-style-name="Standard">
      <style:paragraph-properties fo:line-height="100%" fo:orphans="0" fo:widows="0"/>
      <style:text-properties style:font-name="Montserrat" fo:font-size="12pt" fo:font-style="italic" officeooo:rsid="00485291" officeooo:paragraph-rsid="00485291" style:font-name-asian="Montserrat1" style:font-size-asian="12pt" style:font-style-asian="italic" style:font-name-complex="Montserrat1" style:font-size-complex="12pt"/>
    </style:style>
    <style:style style:name="P70" style:family="paragraph" style:parent-style-name="Standard" style:list-style-name="WWNum6">
      <style:paragraph-properties fo:margin-left="1.27cm" fo:margin-right="0cm" fo:text-indent="-0.635cm" style:auto-text-indent="false"/>
      <style:text-properties officeooo:paragraph-rsid="0022f1ff"/>
    </style:style>
    <style:style style:name="P71" style:family="paragraph" style:parent-style-name="Standard">
      <style:paragraph-properties fo:line-height="100%" fo:orphans="0" fo:widows="0"/>
      <style:text-properties officeooo:paragraph-rsid="0046add8"/>
    </style:style>
    <style:style style:name="P72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officeooo:paragraph-rsid="00499b0b"/>
    </style:style>
    <style:style style:name="P73" style:family="paragraph" style:parent-style-name="normal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paragraph-rsid="0040e952" style:font-name-asian="Montserrat1" style:font-size-asian="12pt" style:font-name-complex="Montserrat1" style:font-size-complex="12pt"/>
    </style:style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style:font-name="Montserrat" fo:font-size="12pt" officeooo:rsid="00499b0b" style:font-name-asian="Montserrat1" style:font-size-asian="12pt" style:font-name-complex="Montserrat1" style:font-size-complex="12pt"/>
    </style:style>
    <style:style style:name="T3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4" style:family="text">
      <style:text-properties style:font-name="Montserrat" fo:font-size="12pt" fo:font-style="italic" officeooo:rsid="0022f1ff" style:font-name-asian="Montserrat1" style:font-size-asian="12pt" style:font-style-asian="italic" style:font-name-complex="Montserrat1" style:font-size-complex="12pt"/>
    </style:style>
    <style:style style:name="T5" style:family="text">
      <style:text-properties style:font-name="Montserrat" fo:font-size="12pt" fo:font-style="italic" officeooo:rsid="00238eac" style:font-name-asian="Montserrat1" style:font-size-asian="12pt" style:font-style-asian="italic" style:font-name-complex="Montserrat1" style:font-size-complex="12pt"/>
    </style:style>
    <style:style style:name="T6" style:family="text">
      <style:text-properties style:font-name="Montserrat" fo:font-size="12pt" fo:font-style="italic" officeooo:rsid="0046add8" style:font-name-asian="Montserrat1" style:font-size-asian="12pt" style:font-style-asian="italic" style:font-name-complex="Montserrat1" style:font-size-complex="12pt"/>
    </style:style>
    <style:style style:name="T7" style:family="text">
      <style:text-properties style:font-name="Montserrat" fo:font-size="12pt" fo:font-weight="bold" officeooo:rsid="00499b0b" style:font-name-asian="Montserrat1" style:font-size-asian="12pt" style:font-weight-asian="bold" style:font-name-complex="Montserrat1" style:font-size-complex="12pt" style:font-weight-complex="bold"/>
    </style:style>
    <style:style style:name="T8" style:family="text">
      <style:text-properties fo:color="#000000" loext:opacity="100%" style:font-name="Montserrat" fo:font-size="12pt" style:text-underline-style="none" style:font-name-asian="Montserrat1" style:font-size-asian="12pt" style:font-name-complex="Montserrat1" style:font-size-complex="12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17dfdb"/>
    </style:style>
    <style:style style:name="T12" style:family="text">
      <style:text-properties officeooo:rsid="001cd90e"/>
    </style:style>
    <style:style style:name="T13" style:family="text">
      <style:text-properties officeooo:rsid="001d8664"/>
    </style:style>
    <style:style style:name="T14" style:family="text">
      <style:text-properties officeooo:rsid="001eaa0d"/>
    </style:style>
    <style:style style:name="T15" style:family="text">
      <style:text-properties officeooo:rsid="001fb6ed"/>
    </style:style>
    <style:style style:name="T16" style:family="text">
      <style:text-properties officeooo:rsid="00238eac"/>
    </style:style>
    <style:style style:name="T17" style:family="text">
      <style:text-properties officeooo:rsid="00285b63"/>
    </style:style>
    <style:style style:name="T18" style:family="text">
      <style:text-properties officeooo:rsid="00299212"/>
    </style:style>
    <style:style style:name="T19" style:family="text">
      <style:text-properties officeooo:rsid="002a361a"/>
    </style:style>
    <style:style style:name="T20" style:family="text">
      <style:text-properties officeooo:rsid="002b8791"/>
    </style:style>
    <style:style style:name="T21" style:family="text">
      <style:text-properties officeooo:rsid="002e54e2"/>
    </style:style>
    <style:style style:name="T22" style:family="text">
      <style:text-properties officeooo:rsid="002fc9d3"/>
    </style:style>
    <style:style style:name="T23" style:family="text">
      <style:text-properties officeooo:rsid="00326e50"/>
    </style:style>
    <style:style style:name="T24" style:family="text">
      <style:text-properties fo:font-style="italic" style:font-style-asian="italic"/>
    </style:style>
    <style:style style:name="T25" style:family="text">
      <style:text-properties fo:font-style="italic" officeooo:rsid="00326e50" style:font-style-asian="italic"/>
    </style:style>
    <style:style style:name="T26" style:family="text">
      <style:text-properties fo:font-style="italic" officeooo:rsid="002be753" style:font-style-asian="italic"/>
    </style:style>
    <style:style style:name="T27" style:family="text">
      <style:text-properties officeooo:rsid="00331f57"/>
    </style:style>
    <style:style style:name="T28" style:family="text">
      <style:text-properties officeooo:rsid="0039b838"/>
    </style:style>
    <style:style style:name="T29" style:family="text">
      <style:text-properties officeooo:rsid="003282a2"/>
    </style:style>
    <style:style style:name="T30" style:family="text">
      <style:text-properties officeooo:rsid="003bde8c"/>
    </style:style>
    <style:style style:name="T31" style:family="text">
      <style:text-properties officeooo:rsid="003be2f8"/>
    </style:style>
    <style:style style:name="T32" style:family="text">
      <style:text-properties officeooo:rsid="003ac0f8"/>
    </style:style>
    <style:style style:name="T33" style:family="text">
      <style:text-properties officeooo:rsid="00405e56"/>
    </style:style>
    <style:style style:name="T34" style:family="text">
      <style:text-properties officeooo:rsid="0040e952"/>
    </style:style>
    <style:style style:name="T35" style:family="text">
      <style:text-properties officeooo:rsid="0045a2e4"/>
    </style:style>
    <style:style style:name="T36" style:family="text">
      <style:text-properties officeooo:rsid="00485291"/>
    </style:style>
    <style:style style:name="T37" style:family="text">
      <style:text-properties officeooo:rsid="00499b0b"/>
    </style:style>
    <style:style style:name="T38" style:family="text">
      <style:text-properties fo:font-weight="bold" officeooo:rsid="00499b0b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bookmark text:name="_plk5899mvlqq"/></text:p>
      <text:p text:style-name="P42"><text:bookmark text:name="_1jgtpi0w9ri"/>Spécifications techniques</text:p>
      <text:p text:style-name="P41"><text:span text:style-name="T11">Menu Maker</text:span> + <text:span text:style-name="T11">Qwenta</text:span></text:p>
      <text:p text:style-name="P9"/>
      <text:p text:style-name="P9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Version</text:p>
          </table:table-cell>
          <table:table-cell table:style-name="Table1.A1" office:value-type="string">
            <text:p text:style-name="P11">Auteur</text:p>
          </table:table-cell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11">Approbation </text:p>
          </table:table-cell>
        </table:table-row>
        <table:table-row table:style-name="Table1.1">
          <table:table-cell table:style-name="Table1.A2" office:value-type="string">
            <text:p text:style-name="P13">1.0</text:p>
          </table:table-cell>
          <table:table-cell table:style-name="Table1.B2" office:value-type="string">
            <text:p text:style-name="P15">Marelle Victor</text:p>
          </table:table-cell>
          <table:table-cell table:style-name="Table1.C2" office:value-type="string">
            <text:p text:style-name="P14">25/09/2024</text:p>
          </table:table-cell>
          <table:table-cell table:style-name="Table1.D2" office:value-type="string">
            <text:p text:style-name="P16">Soufiane</text:p>
          </table:table-cell>
        </table:table-row>
      </table:table>
      <text:p text:style-name="P10"/>
      <text:p text:style-name="P7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409jm82qlgst" text:style-name="Index_20_Link" text:visited-style-name="Index_20_Link"><text:span text:style-name="T8">I. Choix technologiques<text:tab/></text:span></text:a><text:span text:style-name="T1">2</text:span></text:p>
          <text:p text:style-name="P3"><text:a xlink:type="simple" xlink:href="#_ex0md8td8283" text:style-name="Index_20_Link" text:visited-style-name="Index_20_Link"><text:span text:style-name="T8">II. Liens avec le back-end<text:tab/></text:span></text:a><text:span text:style-name="T1">3</text:span></text:p>
          <text:p text:style-name="P4"><text:a xlink:type="simple" xlink:href="#_a61v3uh5vs19" text:style-name="Index_20_Link" text:visited-style-name="Index_20_Link"><text:span text:style-name="T8">III. Préconisations concernant le domaine et l’hébergement<text:tab/></text:span></text:a><text:span text:style-name="T1">3</text:span></text:p>
          <text:p text:style-name="P3"><text:a xlink:type="simple" xlink:href="#_n56najuvb5ys" text:style-name="Index_20_Link" text:visited-style-name="Index_20_Link"><text:span text:style-name="T8">IV. Accessibilité<text:tab/></text:span></text:a><text:span text:style-name="T1">3</text:span></text:p>
          <text:p text:style-name="P3"><text:a xlink:type="simple" xlink:href="#_l80x4g9stizp" text:style-name="Index_20_Link" text:visited-style-name="Index_20_Link"><text:span text:style-name="T8">V. Recommandations en termes de sécurité<text:tab/></text:span></text:a><text:span text:style-name="T1">3</text:span></text:p>
          <text:p text:style-name="P3"><text:a xlink:type="simple" xlink:href="#_vbbknpfyus5o" text:style-name="Index_20_Link" text:visited-style-name="Index_20_Link"><text:span text:style-name="T8">VI. Maintenance du site et futures mises à jour<text:tab/></text:span></text:a><text:span text:style-name="T1">4</text:span></text:p>
        </text:index-body>
      </text:table-of-content>
      <text:p text:style-name="P45"/>
      <text:p text:style-name="P44"/>
      <text:p text:style-name="P44"/>
      <text:list xml:id="list2098758996" text:style-name="WWNum3">
        <text:list-item>
          <text:p text:style-name="P49"><text:bookmark text:name="_409jm82qlgst"/>Choix technologiques</text:p>
        </text:list-item>
      </text:list>
      <text:p text:style-name="P11"/>
      <text:list text:style-name="WWNum4">
        <text:list-item>
          <text:p text:style-name="P52"><text:soft-page-break/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3">Besoin </text:p>
          </table:table-cell>
          <table:table-cell table:style-name="Table2.A1" office:value-type="string">
            <text:p text:style-name="P43">Contraintes</text:p>
          </table:table-cell>
          <table:table-cell table:style-name="Table2.A1" office:value-type="string">
            <text:p text:style-name="P43">Solution</text:p>
          </table:table-cell>
          <table:table-cell table:style-name="Table2.A1" office:value-type="string">
            <text:p text:style-name="P43">Description de la solution</text:p>
          </table:table-cell>
          <table:table-cell table:style-name="Table2.A1" office:value-type="string">
            <text:p text:style-name="P43">Justification (2 arguments)</text:p>
          </table:table-cell>
        </table:table-row>
        <table:table-row table:style-name="Table2.1">
          <table:table-cell table:style-name="Table2.A2" office:value-type="string">
            <text:p text:style-name="P18">Création d'une catégorie de <text:span text:style-name="T12">plat </text:span></text:p>
            <text:p text:style-name="P18"><text:span text:style-name="T15">Création/modif </text:span><text:span text:style-name="T12">d’un plat</text:span></text:p>
            <text:p text:style-name="P23"><text:s/></text:p>
          </table:table-cell>
          <table:table-cell table:style-name="Table2.B2" office:value-type="string">
            <text:p text:style-name="P17"><text:s/>L'ajout d'une catégorie <text:span text:style-name="T15">et/ou d’un plat</text:span> doit pouvoir se faire directement sur l'écran de création de menu depuis une modale.</text:p>
            <text:p text:style-name="P22"/>
          </table:table-cell>
          <table:table-cell table:style-name="Table2.C2" office:value-type="string">
            <text:p text:style-name="P19"><text:span text:style-name="T17">R</text:span>eact-modal </text:p>
          </table:table-cell>
          <table:table-cell table:style-name="Table2.D2" office:value-type="string">
            <text:p text:style-name="P17">Cette librairie React permet de créer simplement des modales performantes, accessibles avec un minimum de code.</text:p>
            <text:p text:style-name="P46"/>
          </table:table-cell>
          <table:table-cell table:style-name="Table2.E2" office:value-type="string">
            <text:p text:style-name="P17">1) Nous avons choisi de développer en React, la librairie est cohérente avec ce choix.</text:p>
            <text:p text:style-name="P17">2) Il s'agit de la librairie la plus utilisée.</text:p>
          </table:table-cell>
        </table:table-row>
        <table:table-row table:style-name="Table2.1">
          <table:table-cell table:style-name="Table2.A3" office:value-type="string">
            <text:p text:style-name="P23">Exportation PDF </text:p>
            <text:p text:style-name="P6"/>
            <text:p text:style-name="P47"/>
            <text:p text:style-name="P2"/>
          </table:table-cell>
          <table:table-cell table:style-name="Table2.B3" office:value-type="string">
            <text:p text:style-name="P23">Le restaurateur doit pouvoir en un clic télécharger le fichier PDF correspondant à son menu.</text:p>
          </table:table-cell>
          <table:table-cell table:style-name="Table2.C3" office:value-type="string">
            <text:p text:style-name="P19">Pdfkit </text:p>
          </table:table-cell>
          <table:table-cell table:style-name="Table2.D3" office:value-type="string">
            <text:p text:style-name="P23">Utiliser Node.js avec cette librairie<text:span text:style-name="Strong_20_Emphasis"> </text:span>permet de générer dynamiquement un fichier PDF contenant les informations du menu.</text:p>
          </table:table-cell>
          <table:table-cell table:style-name="Table2.E3" office:value-type="string">
            <text:p text:style-name="P19">1) No<text:span text:style-name="T16">tre langage serveur est Node.js</text:span>, la librairie est cohérente avec ce choix.</text:p>
            <text:p text:style-name="P5"><text:span text:style-name="T3">2) Il s'agit d’</text:span><text:span text:style-name="T5">une</text:span><text:span text:style-name="T3"> librairie </text:span><text:span text:style-name="T5">performante</text:span><text:span text:style-name="T3">.</text:span> </text:p>
          </table:table-cell>
        </table:table-row>
        <table:table-row table:style-name="Table2.4">
          <table:table-cell table:style-name="Table2.A4" office:value-type="string">
            <text:p text:style-name="P24">Commander l’impression d’un menu </text:p>
            <text:p text:style-name="P47"><text:span text:style-name="T3"/></text:p>
            <text:p text:style-name="P6"/>
            <text:p text:style-name="P2"/>
            <text:p text:style-name="P2"/>
          </table:table-cell>
          <table:table-cell table:style-name="Table2.B4" office:value-type="string">
            <text:p text:style-name="P24">On doit pouvoir commander en un clic l’impression d’un menu.</text:p>
          </table:table-cell>
          <table:table-cell table:style-name="Table2.C4" office:value-type="string">
            <text:p text:style-name="P20">Printful </text:p>
          </table:table-cell>
          <table:table-cell table:style-name="Table2.D4" office:value-type="string">
            <text:p text:style-name="P20">Intégrer un service d’impression en ligne via leur API.</text:p>
          </table:table-cell>
          <table:table-cell table:style-name="Table2.E4" office:value-type="string">
            <text:p text:style-name="P20">1) Nous avons choisi de développer en React, la librairie est cohérente avec ce choix.</text:p>
            <text:p text:style-name="P20">2) Il s'agit de la librairie la plus utilisée.</text:p>
          </table:table-cell>
        </table:table-row>
        <table:table-row table:style-name="Table2.4">
          <table:table-cell table:style-name="Table2.A5" office:value-type="string">
            <text:p text:style-name="P30">Styliser le menu </text:p>
          </table:table-cell>
          <table:table-cell table:style-name="Table2.B5" office:value-type="string">
            <text:p text:style-name="P30">On doit pouvoir visualiser le menu créé, sélectionner une typo et une couleur de texte.</text:p>
          </table:table-cell>
          <table:table-cell table:style-name="Table2.C5" office:value-type="string">
            <text:p text:style-name="P21">React-color, <text:span text:style-name="T17">react-font-picker</text:span></text:p>
          </table:table-cell>
          <table:table-cell table:style-name="Table2.D5" office:value-type="string">
            <text:p text:style-name="P21">Utilisation d’un selecteur de couleur dans l’UI <text:span text:style-name="T17">et de boutons représentant chaque typo dispo.</text:span></text:p>
          </table:table-cell>
          <table:table-cell table:style-name="Table2.E5" office:value-type="string">
            <text:p text:style-name="P21">1) Nous avons choisi de développer en React.</text:p>
          </table:table-cell>
        </table:table-row>
        <table:table-row table:style-name="Table2.4">
          <table:table-cell table:style-name="Table2.A5" office:value-type="string">
            <text:p text:style-name="P27">Page login </text:p>
          </table:table-cell>
          <table:table-cell table:style-name="Table2.B5" office:value-type="string">
            <text:p text:style-name="P25"><text:span text:style-name="T17"><text:s/></text:span><text:span text:style-name="T18">Pouvoir se connecter ou bien se créer un </text:span><text:soft-page-break/><text:span text:style-name="T18">compte si besoin seulement avec une adresse mail.</text:span></text:p>
          </table:table-cell>
          <table:table-cell table:style-name="Table2.C5" office:value-type="string">
            <text:p text:style-name="P31">Express, JWT, SendGrid, <text:span text:style-name="T21">MongoDB</text:span> </text:p>
          </table:table-cell>
          <table:table-cell table:style-name="Table2.D5" office:value-type="string">
            <text:p text:style-name="P28">Express gère la requête d’authentification qui <text:soft-page-break/>génère un token avec JWT puis un email de connexion est envoyé via SendGrid.</text:p>
          </table:table-cell>
          <table:table-cell table:style-name="Table2.E5" office:value-type="string">
            <text:p text:style-name="P26"><text:span text:style-name="T19">1) SendGrid </text:span><text:span text:style-name="T20">facilite l’envoi d’email transactionnel de </text:span><text:soft-page-break/><text:span text:style-name="T20">manière fiable.</text:span></text:p>
            <text:p text:style-name="P28">2) Générer un lien d’authentification à durée limitée garantit la sécurité du système.</text:p>
          </table:table-cell>
        </table:table-row>
        <table:table-row table:style-name="Table2.7">
          <table:table-cell table:style-name="Table2.A7" office:value-type="string">
            <text:p text:style-name="P27">Informations légales </text:p>
          </table:table-cell>
          <table:table-cell table:style-name="Table2.B7" office:value-type="string">
            <text:p text:style-name="P27">Une modale doit s’ouvrir lors du clique sur les « Mentions légales ».</text:p>
          </table:table-cell>
          <table:table-cell table:style-name="Table2.C7" office:value-type="string">
            <text:p text:style-name="P21"><text:span text:style-name="T18">R</text:span>eact-modal </text:p>
          </table:table-cell>
          <table:table-cell table:style-name="Table2.D7" office:value-type="string">
            <text:p text:style-name="P21">Cette librairie React permet de créer simplement des modales performantes, accessibles avec un minimum de code.</text:p>
          </table:table-cell>
          <table:table-cell table:style-name="Table2.E7" office:value-type="string">
            <text:p text:style-name="P21">1) Nous avons choisi de développer en React.</text:p>
            <text:p text:style-name="P21">2) Il s'agit de la librairie la plus utilisée.</text:p>
          </table:table-cell>
        </table:table-row>
        <table:table-row table:style-name="Table2.7">
          <table:table-cell table:style-name="Table2.A8" office:value-type="string">
            <text:p text:style-name="P29">Exporter vers Deliveroo </text:p>
          </table:table-cell>
          <table:table-cell table:style-name="Table2.B8" office:value-type="string">
            <text:p text:style-name="P29">Pouvoir exporter automatiquement depuis le site vers Deliveroo.</text:p>
          </table:table-cell>
          <table:table-cell table:style-name="Table2.C8" office:value-type="string">
            <text:p text:style-name="P29">Express, API Deliveroo, OAuth</text:p>
          </table:table-cell>
          <table:table-cell table:style-name="Table2.D8" office:value-type="string">
            <text:p text:style-name="P29">L’API Deliveroo permet d’automatiser l’exportation.</text:p>
            <text:p text:style-name="P29">OAuth est la norme pour l’autorisation en ligne.</text:p>
          </table:table-cell>
          <table:table-cell table:style-name="Table2.E8" office:value-type="string">
            <text:p text:style-name="P29">1) L’API Deliveroo permet d’automatiser l’exportation.</text:p>
            <text:p text:style-name="P29">2)OAuth garantit la sécurité des échanges de données entre le site et Deliveroo.</text:p>
          </table:table-cell>
        </table:table-row>
        <table:table-row table:style-name="Table2.9">
          <table:table-cell table:style-name="Table2.A9" office:value-type="string">
            <text:p text:style-name="P29">Partager sur Instagram</text:p>
          </table:table-cell>
          <table:table-cell table:style-name="Table2.B9" office:value-type="string">
            <text:p text:style-name="P32">Au clic des images du menu doivent être générées afin d’être ensuite partagé.</text:p>
          </table:table-cell>
          <table:table-cell table:style-name="Table2.C9" office:value-type="string">
            <text:p text:style-name="P32">Instagram Graph API</text:p>
          </table:table-cell>
          <table:table-cell table:style-name="Table2.D9" office:value-type="string">
            <text:p text:style-name="P32">L’API d’Instagram permet un pré-upload vers l’interface de publication.</text:p>
          </table:table-cell>
          <table:table-cell table:style-name="Table2.E9" office:value-type="string">
            <text:p text:style-name="P33">1) La génération d’images carrées garantit que le contenu soit optimisé pour Instagram.</text:p>
            <text:p text:style-name="P33">2) L’API d’Instagram est faite pour les professionnels donc un choix judicieux pour les clients du site.</text:p>
          </table:table-cell>
        </table:table-row>
        <table:table-row table:style-name="Table2.7">
          <table:table-cell table:style-name="Table2.A10" office:value-type="string">
            <text:p text:style-name="P34">Accès aux menus précédents, <text:s/>modification de ceux-ci, création de nouveau menu</text:p>
          </table:table-cell>
          <table:table-cell table:style-name="Table2.B10" office:value-type="string">
            <text:p text:style-name="P34">Doit s’afficher les menus déjà créés, avoir la possibilité de les modifier ou d’en créer de nouveaux.</text:p>
          </table:table-cell>
          <table:table-cell table:style-name="Table2.C10" office:value-type="string">
            <text:p text:style-name="P34">React, MongoDB</text:p>
          </table:table-cell>
          <table:table-cell table:style-name="Table2.D10" office:value-type="string">
            <text:p text:style-name="P34">React gère l’affichage des menus, <text:s/>MongoDB stocke et récupère les menus.</text:p>
          </table:table-cell>
          <table:table-cell table:style-name="Table2.E10" office:value-type="string">
            <text:p text:style-name="P34">1) React permet une gestion fluide pour l’affichage, <text:s/>la modification et la suppression des menus.</text:p>
            <text:p text:style-name="P34">2) MongoDB <text:span text:style-name="T22">est utilisé pour la base de données.</text:span></text:p>
          </table:table-cell>
        </table:table-row>
        <text:soft-page-break/>
        <table:table-row table:style-name="Table2.7">
          <table:table-cell table:style-name="Table2.A11" office:value-type="string">
            <text:p text:style-name="P36">Déconnexion <text:s/></text:p>
          </table:table-cell>
          <table:table-cell table:style-name="Table2.B11" office:value-type="string">
            <text:p text:style-name="P35">Permettre au restaurateur de se déconnecter depuis n’importe quelle page connectée.</text:p>
          </table:table-cell>
          <table:table-cell table:style-name="Table2.C11" office:value-type="string">
            <text:p text:style-name="P36">React, JWT </text:p>
          </table:table-cell>
          <table:table-cell table:style-name="Table2.D11" office:value-type="string">
            <text:p text:style-name="P35">Utiliser react pour gérer la visibilité du bouton sur toutes les pages connectées.</text:p>
            <text:p text:style-name="P35">Le site utilise des tokens JWT, il faut donc les invalider côté client.</text:p>
          </table:table-cell>
          <table:table-cell table:style-name="Table2.E11" office:value-type="string">
            <text:p text:style-name="P35">1) Nous avons choisi de développer en React, la librairie est cohérente avec ce choix.</text:p>
            <text:p text:style-name="P35">2) JWT est utilisé lors de l’authentification. </text:p>
          </table:table-cell>
        </table:table-row>
        <table:table-row table:style-name="Table2.12">
          <table:table-cell table:style-name="Table2.A12" office:value-type="string">
            <text:p text:style-name="P37">Un stack frontend</text:p>
          </table:table-cell>
          <table:table-cell table:style-name="Table2.B12" office:value-type="string">
            <text:p text:style-name="P37">Il faut pouvoir appliquer un style facilement et qui sera adéquate au style présenté dans la maquette figma</text:p>
          </table:table-cell>
          <table:table-cell table:style-name="Table2.C12" office:value-type="string">
            <text:p text:style-name="P36"><text:span text:style-name="T29">Bootst</text:span><text:span text:style-name="T30">r</text:span><text:span text:style-name="T29">ap </text:span></text:p>
          </table:table-cell>
          <table:table-cell table:style-name="Table2.D12" office:value-type="string">
            <text:p text:style-name="P37">Framework CSS complet et très populaire</text:p>
          </table:table-cell>
          <table:table-cell table:style-name="Table2.E12" office:value-type="string">
            <text:p text:style-name="P37">1) semble convenir au style de la maquette</text:p>
            <text:p text:style-name="P37">2) très populaire et système de grid efficace ui facilitera la cohérence avec la maquette</text:p>
          </table:table-cell>
        </table:table-row>
        <table:table-row table:style-name="Table2.12">
          <table:table-cell table:style-name="Table2.A13" office:value-type="string">
            <text:p text:style-name="P68">Sécurisations des données</text:p>
          </table:table-cell>
          <table:table-cell table:style-name="Table2.B13" office:value-type="string">
            <text:p text:style-name="P37">Les données sensibles <text:s/>doivent être cryptées. </text:p>
          </table:table-cell>
          <table:table-cell table:style-name="Table2.C13" office:value-type="string">
            <text:p text:style-name="P67">Token JWT, <text:span text:style-name="T36">TLS/SSL </text:span></text:p>
          </table:table-cell>
          <table:table-cell table:style-name="Table2.D13" office:value-type="string">
            <text:p text:style-name="P37"><text:span text:style-name="Strong_20_Emphasis">TLS/SSL</text:span> pour le chiffrement des données en transit, utilis<text:span text:style-name="T36">er serveur </text:span>HTTPS. </text:p>
          </table:table-cell>
          <table:table-cell table:style-name="Table2.E13" office:value-type="string">
            <text:p text:style-name="P69">Le token JWT qui permet l’authentification.</text:p>
            <text:p text:style-name="P37">Empêcher la lecture des données en cas d’accès non autorisé. </text:p>
          </table:table-cell>
        </table:table-row>
        <table:table-row table:style-name="Table2.12">
          <table:table-cell table:style-name="Table2.A14" office:value-type="string">
            <text:p text:style-name="P68">Sauvegarde et récupération de données</text:p>
          </table:table-cell>
          <table:table-cell table:style-name="Table2.B14" office:value-type="string">
            <text:p text:style-name="P37">Mise en place de sauvegardes automatiques des données stockées. </text:p>
          </table:table-cell>
          <table:table-cell table:style-name="Table2.C14" office:value-type="string">
            <text:p text:style-name="P68">AWS S3</text:p>
          </table:table-cell>
          <table:table-cell table:style-name="Table2.D14" office:value-type="string">
            <text:p text:style-name="P68">On peut configurer des sauvegardes avec un service cloud sécurisé,</text:p>
          </table:table-cell>
          <table:table-cell table:style-name="Table2.E14" office:value-type="string">
            <text:p text:style-name="P71"><text:span text:style-name="T6">Puisqu’AWS nous servira d’herbergeur utilisons leur cloud sécurisé.</text:span></text:p>
            <text:p text:style-name="P37">Permet de restaurer les données en cas d’incident, garantissant la disponibilité et l’intégrité des informations. </text:p>
          </table:table-cell>
        </table:table-row>
      </table:table>
      <text:p text:style-name="P13"/>
      <text:p text:style-name="P13"/>
      <text:p text:style-name="P38"/>
      <text:list xml:id="list202058770757004" text:continue-list="list2098758996" text:style-name="WWNum3">
        <text:list-item>
          <text:p text:style-name="P50"><text:bookmark text:name="_ex0md8td8283"/><text:soft-page-break/>Liens avec le back-end </text:p>
        </text:list-item>
      </text:list>
      <text:p text:style-name="P13"/>
      <text:list text:style-name="WWNum6">
        <text:list-item>
          <text:p text:style-name="P57">Quel langage pour le serveur ? <text:s text:c="2"/></text:p>
          <text:p text:style-name="P65">NodeJS.</text:p>
        </text:list-item>
        <text:list-item>
          <text:p text:style-name="P57">A-t-on besoin d’une API ? Si oui laquelle ? </text:p>
          <text:p text:style-name="P58"><text:span text:style-name="T13">Express</text:span><text:span text:style-name="T24">, <text:s/></text:span><text:span text:style-name="T25">Instagram Graph, </text:span><text:span text:style-name="T26">API Deliveroo, </text:span><text:span text:style-name="T25"><text:s/></text:span></text:p>
        </text:list-item>
        <text:list-item>
          <text:p text:style-name="P59">Base de données choisie : </text:p>
          <text:p text:style-name="P70"><text:span text:style-name="T3">NOSQL </text:span><text:span text:style-name="T4">MongoDB.</text:span><text:span text:style-name="T1"><text:line-break/></text:span></text:p>
        </text:list-item>
      </text:list>
      <text:p text:style-name="P12"/>
      <text:p text:style-name="P39"/>
      <text:p text:style-name="P39"/>
      <text:list xml:id="list202057399229312" text:continue-list="list202058770757004" text:style-name="WWNum3">
        <text:list-item>
          <text:p text:style-name="P49"><text:bookmark text:name="_a61v3uh5vs19"/>Préconisations concernant le domaine et l’hébergement</text:p>
        </text:list-item>
      </text:list>
      <text:p text:style-name="P13"/>
      <text:list text:style-name="WWNum7">
        <text:list-item>
          <text:p text:style-name="P60">Nom du domaine :</text:p>
          <text:p text:style-name="P62">Menu<text:span text:style-name="T35">m</text:span>aker<text:span text:style-name="T35">q</text:span>wenta.<text:span text:style-name="T27">com</text:span></text:p>
        </text:list-item>
        <text:list-item>
          <text:p text:style-name="P60">Nom de l’hébergement :</text:p>
          <text:p text:style-name="P63">AWS.</text:p>
        </text:list-item>
        <text:list-item>
          <text:p text:style-name="P60">Adresses e-mail :<text:line-break/><text:span text:style-name="T23">c</text:span><text:span text:style-name="T28">ontact</text:span><text:span text:style-name="T23">@qwenta.com</text:span></text:p>
        </text:list-item>
      </text:list>
      <text:p text:style-name="P40"/>
      <text:list xml:id="list202057912198745" text:continue-list="list202057399229312" text:style-name="WWNum3">
        <text:list-item>
          <text:p text:style-name="P51"><text:bookmark text:name="_n56najuvb5ys"/>Accessibilité<text:line-break/></text:p>
        </text:list-item>
      </text:list>
      <text:list text:style-name="WWNum1">
        <text:list-item>
          <text:p text:style-name="P61">Compatibilité navigateur : </text:p>
          <text:p text:style-name="P64">Chrome, Safari, Firefox.</text:p>
        </text:list-item>
        <text:list-item>
          <text:p text:style-name="P61">Types d’appareils : </text:p>
          <text:p text:style-name="P61"><text:span text:style-name="T14">Desktop </text:span><text:span text:style-name="T23">seulement.</text:span><text:line-break/></text:p>
        </text:list-item>
      </text:list>
      <text:list xml:id="list202058573436098" text:continue-list="list202057912198745" text:style-name="WWNum3">
        <text:list-item>
          <text:p text:style-name="P51"><text:bookmark text:name="_l80x4g9stizp"/><text:soft-page-break/>Recommandations en termes de sécurité<text:line-break/></text:p>
        </text:list-item>
      </text:list>
      <text:list text:style-name="WWNum5">
        <text:list-item>
          <text:p text:style-name="P53">Accès aux comptes, plugi<text:span text:style-name="T31">ns :</text:span></text:p>
          <text:p text:style-name="P53"/>
          <text:p text:style-name="P54"><text:span text:style-name="T38">Sharp :</text:span><text:span text:style-name="T37"> <text:s/>middleware optimisant les images et les preview des menus via les API instagram et Deliveroo.</text:span></text:p>
        </text:list-item>
      </text:list>
      <text:p text:style-name="P56"/>
      <text:list text:continue-numbering="true" text:style-name="WWNum5">
        <text:list-header>
          <text:p text:style-name="P72"><text:span text:style-name="T7">Helmet :</text:span><text:span text:style-name="T2"> middleware aidant à protéger l’app contre des attaques comme le Cross-Site Scripting (XSS, injection de code client malveillant) et le clickjacking (détournement de clic).</text:span></text:p>
        </text:list-header>
      </text:list>
      <text:p text:style-name="P13"/>
      <text:list text:continue-list="list202058573436098" text:style-name="WWNum3">
        <text:list-item>
          <text:p text:style-name="P51"><text:bookmark text:name="_vbbknpfyus5o"/><text:span text:style-name="T9">Maintenance du site et futures mises à jour</text:span><text:span text:style-name="T10"><text:line-break/></text:span></text:p>
        </text:list-item>
      </text:list>
      <text:list text:style-name="WWNum2">
        <text:list-item>
          <text:p text:style-name="P55">Grandes lignes du contrat de maintenance.</text:p>
          <text:p text:style-name="P73">- <text:span text:style-name="T32">Si des modifications en terme de design ou de fonctionnalités sont demandées côtés frontend </text:span><text:span text:style-name="T34">et s</text:span><text:span text:style-name="T32">i des modification et des bugs sont </text:span><text:span text:style-name="T33">a</text:span><text:span text:style-name="T32"> résoudre côté backend, nous les prendrons en charge sur la base d’un contrat renouvelable tous les 6mois. 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family="Montserrat" style:font-family-generic="roman" style:font-pitch="variable" fo:font-size="15pt" fo:font-weight="bold" style:font-name-asian="Montserrat1" style:font-family-asian="Montserrat" style:font-family-generic-asian="system" style:font-pitch-asian="variable" style:font-size-asian="15pt" style:font-weight-asian="bold" style:font-name-complex="Montserrat1" style:font-family-complex="Montserrat" style:font-family-generic-complex="system" style:font-pitch-complex="variable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24.218cm" svg:y="-2.196cm" svg:width="2.676cm" svg:height="1.355cm" draw:z-index="5"><draw:image xlink:href="Pictures/100000000000051D0000028FE0BF05D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1-12T20:20:57.088000000</dc:date>
    <meta:editing-duration>PT10H36M37S</meta:editing-duration>
    <meta:editing-cycles>32</meta:editing-cycles>
    <meta:document-statistic meta:table-count="2" meta:image-count="1" meta:object-count="0" meta:page-count="6" meta:paragraph-count="130" meta:word-count="974" meta:character-count="6194" meta:non-whitespace-character-count="5324"/>
  </office:meta>
</office:document-meta>
</file>